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svg:stroke-width="0.025cm" draw:marker-start-width="0.229cm" draw:marker-end="Arrow" draw:marker-end-width="0.33cm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svg:stroke-width="0.025cm" draw:marker-start="Arrowheads_20_2" draw:marker-start-width="0.229cm" draw:marker-end="Arrowheads_20_1" draw:marker-end-width="0.33cm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style:text-underline-style="solid" style:text-underline-width="auto" style:text-underline-color="font-color"/>
    </style:style>
    <style:style style:name="P4" style:family="paragraph">
      <style:text-properties fo:font-family="'Courier New'" style:font-family-generic="modern" style:font-pitch="fixed" style:text-underline-style="none"/>
    </style:style>
    <style:style style:name="T1" style:family="text">
      <style:text-properties fo:font-family="'Courier New'" style:font-family-generic="modern" style:font-pitch="fixed"/>
    </style:style>
    <style:style style:name="T2" style:family="text">
      <style:text-properties fo:font-family="'Courier New'" style:font-family-generic="modern" style:font-pitch="fixed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family="'Courier New'" style:font-family-generic="modern" style:font-pitch="fixed"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5.08cm" svg:height="1.27cm" svg:x="13.335cm" svg:y="0.635cm">
          <text:p text:style-name="P1">ExtendableNode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7.62cm" svg:height="3.81cm" svg:x="12.065cm" svg:y="3.81cm">
          <text:p text:style-name="P1">BinaryNode</text:p>
          <text:p text:style-name="P2"/>
          <text:p text:style-name="P2">Attribute:<text:span text:style-name="T1"> </text:span><text:span text:style-name="T2">Node* left</text:span></text:p>
          <text:p text:style-name="P2"><text:span text:style-name="T3">Attribute:</text:span><text:span text:style-name="T2"> Node* righ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5.875cm" svg:y1="3.81cm" svg:x2="15.875cm" svg:y2="1.905cm" draw:start-shape="id1" draw:start-glue-point="0" draw:end-shape="id2" draw:end-glue-point="2" svg:d="m15875 3810v-1905">
          <text:p/>
        </draw:connector>
        <draw:custom-shape draw:style-name="gr1" draw:text-style-name="P1" draw:id="id3" draw:layer="layout" svg:width="7.62cm" svg:height="2.54cm" svg:x="12.065cm" svg:y="9.525cm">
          <text:p text:style-name="P1">IntegerBinaryNode</text:p>
          <text:p text:style-name="P2"/>
          <text:p text:style-name="P2">Attribute:<text:span text:style-name="T1"> </text:span><text:span text:style-name="T2">int valu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5.875cm" svg:y1="9.525cm" svg:x2="15.875cm" svg:y2="7.62cm" draw:start-shape="id3" draw:start-glue-point="0" draw:end-shape="id1" draw:end-glue-point="2" svg:d="m15875 9525v-1905">
          <text:p/>
        </draw:connector>
        <draw:custom-shape draw:style-name="gr3" draw:text-style-name="P1" draw:id="id4" draw:layer="layout" svg:width="8.89cm" svg:height="3.81cm" svg:x="0.635cm" svg:y="3.81cm">
          <text:p text:style-name="P1">Position</text:p>
          <text:p text:style-name="P1"/>
          <text:p text:style-name="P2">Attribute:<text:span text:style-name="T1"> int x</text:span></text:p>
          <text:p text:style-name="P2"><text:span text:style-name="T3">Attribute:</text:span><text:span text:style-name="T1"> int y</text:span></text:p>
          <draw:enhanced-geometry svg:viewBox="0 0 21600 21600" draw:glue-points="?f6 0 10800 ?f8 ?f11 10800 ?f9 21600 10800 ?f10 ?f5 10800" draw:text-areas="?f3 ?f3 ?f4 ?f4" draw:type="parallelogram" draw:modifiers="3039.2081880553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line" svg:x1="8.9cm" svg:y1="5.715cm" svg:x2="12.065cm" svg:y2="5.715cm" draw:start-shape="id4" draw:start-glue-point="6" draw:end-shape="id1" draw:end-glue-point="3" svg:d="m8900 5715h3165">
          <text:p/>
        </draw:connector>
        <draw:custom-shape draw:style-name="gr3" draw:text-style-name="P1" draw:id="id5" draw:layer="layout" svg:width="9.525cm" svg:height="2.54cm" svg:x="0.635cm" svg:y="9.525cm">
          <text:p text:style-name="P1">Interaction</text:p>
          <text:p text:style-name="P1"/>
          <text:p text:style-name="P2">Attribute:<text:span text:style-name="T1"> bool editable</text:span></text:p>
          <draw:enhanced-geometry svg:viewBox="0 0 21600 21600" draw:glue-points="?f6 0 10800 ?f8 ?f11 10800 ?f9 21600 10800 ?f10 ?f5 10800" draw:text-areas="?f3 ?f3 ?f4 ?f4" draw:type="parallelogram" draw:modifiers="1750.6483882919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line" svg:x1="9.774cm" svg:y1="10.795cm" svg:x2="12.065cm" svg:y2="10.795cm" draw:start-shape="id5" draw:start-glue-point="6" draw:end-shape="id3" draw:end-glue-point="3" svg:d="m9774 10795h2291">
          <text:p/>
        </draw:connector>
        <draw:frame draw:style-name="gr5" draw:text-style-name="P3" draw:layer="layout" svg:width="6.018cm" svg:height="0.962cm" svg:x="20.652cm" svg:y="1.905cm">
          <draw:text-box>
            <text:p text:style-name="P3"><text:span text:style-name="T4">Available attributes:</text:span></text:p>
          </draw:text-box>
        </draw:frame>
        <draw:frame draw:style-name="gr5" draw:text-style-name="P4" draw:layer="layout" svg:width="5.963cm" svg:height="3.851cm" svg:x="20.707cm" svg:y="3.81cm">
          <draw:text-box>
            <text:p text:style-name="P4"><text:span text:style-name="T5">BinaryNode:</text:span></text:p>
            <text:p text:style-name="P4"><text:span text:style-name="T5"><text:tab/></text:span><text:span text:style-name="T5">Node* left</text:span></text:p>
            <text:p text:style-name="P4"><text:span text:style-name="T5"><text:tab/></text:span><text:span text:style-name="T5">Node* right</text:span></text:p>
            <text:p text:style-name="P4"><text:span text:style-name="T5"><text:tab/></text:span><text:span text:style-name="T5">int x</text:span></text:p>
            <text:p text:style-name="P4"><text:span text:style-name="T5"><text:tab/></text:span><text:span text:style-name="T5">int y</text:span></text:p>
          </draw:text-box>
        </draw:frame>
        <draw:frame draw:style-name="gr5" draw:text-style-name="P4" draw:layer="layout" svg:width="7.36cm" svg:height="5.291cm" svg:x="20.955cm" svg:y="9.525cm">
          <draw:text-box>
            <text:p text:style-name="P4"><text:span text:style-name="T5">IntegerBinaryNode:</text:span></text:p>
            <text:p text:style-name="P4"><text:span text:style-name="T5"><text:tab/></text:span><text:span text:style-name="T5">Node* left</text:span></text:p>
            <text:p text:style-name="P4"><text:span text:style-name="T5"><text:tab/></text:span><text:span text:style-name="T5">Node* right</text:span></text:p>
            <text:p text:style-name="P4"><text:span text:style-name="T5"><text:tab/></text:span><text:span text:style-name="T5">int value</text:span></text:p>
            <text:p text:style-name="P4"><text:span text:style-name="T5"><text:tab/></text:span><text:span text:style-name="T5">int x</text:span></text:p>
            <text:p text:style-name="P4"><text:span text:style-name="T5"><text:tab/></text:span><text:span text:style-name="T5">int y</text:span></text:p>
            <text:p text:style-name="P4"><text:span text:style-name="T5"><text:tab/></text:span><text:span text:style-name="T5">bool editab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1918" svg:d="m737 1131h394l-564-1131-567 1131h398l-398 787h1131z"/>
    <draw:marker draw:name="Arrowheads_20_2" draw:display-name="Arrowheads 2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21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imitar Asenov</meta:initial-creator>
    <meta:creation-date>2011-03-04T14:24:17</meta:creation-date>
    <dc:date>2011-03-04T14:52:57</dc:date>
    <dc:creator>Dimitar Asenov</dc:creator>
    <meta:editing-duration>PT00H13M00S</meta:editing-duration>
    <meta:editing-cycles>9</meta:editing-cycles>
    <meta:generator>OpenOffice.org/3.2$Unix OpenOffice.org_project/320m19$Build-9505</meta:generator>
    <meta:document-statistic meta:object-count="12"/>
  </office:meta>
</office:document-meta>
</file>